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name="P24" style:parent-style-name="Listenabsatz" style:list-style-name="LFO1" style:family="paragraph"/>
    <style:style style:name="P25" style:parent-style-name="Listenabsatz" style:list-style-name="LFO1" style:family="paragraph"/>
    <style:style style:name="P26" style:parent-style-name="Listenabsatz" style:list-style-name="LFO1" style:family="paragraph"/>
    <style:style style:name="P27" style:parent-style-name="Listenabsatz" style:list-style-name="LFO1" style:family="paragraph"/>
    <style:style style:name="P28" style:parent-style-name="Listenabsatz" style:list-style-name="LFO1" style:family="paragraph"/>
    <style:style style:name="P29" style:parent-style-name="Listenabsatz" style:list-style-name="LFO1" style:family="paragraph"/>
    <style:style style:name="P30" style:parent-style-name="Listenabsatz" style:list-style-name="LFO1" style:family="paragraph"/>
    <style:style style:name="P31" style:parent-style-name="Listenabsatz" style:list-style-name="LFO1" style:family="paragraph"/>
    <style:style style:name="P32" style:parent-style-name="Listenabsatz" style:list-style-name="LFO1" style:family="paragraph"/>
  </office:automatic-styles>
  <office:body>
    <office:text text:use-soft-page-breaks="true">
      <text:p text:style-name="P1">Website muss Werte und Sicherheit liefern (truted)</text:p>
      <text:p text:style-name="Standard"/>
      <text:p text:style-name="Standard">Preis und ZUSatzleistungen</text:p>
      <text:list text:style-name="LFO1" text:continue-numbering="true">
        <text:list-item>
          <text:p text:style-name="P2">Preistransparenz für viele Firmen extrem abschreckend, Firmen wollen sich nicht „nackig“ machen,Preise sind in jedem Geschäft unterschiedlich und das höchste Gut</text:p>
        </text:list-item>
        <text:list-item>
          <text:p text:style-name="P3">-&gt;MyHammermacht die Preise kaputt!!!</text:p>
        </text:list-item>
        <text:list-item>
          <text:p text:style-name="P4">Preise nur im private room</text:p>
        </text:list-item>
        <text:list-item>
          <text:p text:style-name="P5">Plattform stellt Funktionen bereit, welche die Kommunikations und Preisfindung in einem Privaten bereich zwischen Auftraggebener und Auftrnehmer ermöglich</text:p>
        </text:list-item>
        <text:list-item>
          <text:p text:style-name="P6">Angemeldete User bezahlen Fee</text:p>
        </text:list-item>
        <text:list-item>
          <text:p text:style-name="P7">Plattform bietet Möglichkeiten, „schwarze Scharfe“ ausfindig, indem festgestellt, wie viele Anfragen zu Aufträgen werden (z.B. 10 Anfragen -&gt;11 Anfrage erhöht Jahresbeitrag)</text:p>
          <text:list text:continue-numbering="true">
            <text:list-item>
              <text:p text:style-name="P8">Plattform muss Mechanismen implementieren, welche die Preistransparenz relativ weit verbirgt -&gt;preise müssen unter interessenten erfolgen <text:s/>-&gt;nicht transparent für alle</text:p>
            </text:list-item>
          </text:list>
        </text:list-item>
        <text:list-item>
          <text:p text:style-name="P9">Plattformsoll möglicht Preisfindung anonym bzw. direkt unter Partner ermöglichen</text:p>
          <text:list text:continue-numbering="true">
            <text:list-item>
              <text:p text:style-name="P10">Privater Raum mit Kommunikationsmöglichkeiten</text:p>
            </text:list-item>
            <text:list-item>
              <text:p text:style-name="P11">Plattform bietet Anfragemöglichkeit und zeigt Preise im privaten Raum</text:p>
            </text:list-item>
            <text:list-item>
              <text:p text:style-name="P12">Preisfindung erfolgt im privaten Raum</text:p>
            </text:list-item>
            <text:list-item>
              <text:p text:style-name="P13">Plattform bietet Zahlungsmöglichkeit (Bankverbidnungen müssen nicht getauscht werden)</text:p>
            </text:list-item>
          </text:list>
        </text:list-item>
        <text:list-item>
          <text:p text:style-name="P14">Plattform garanitiert Rechnungsstellung und bei Bedarf auch Inkasso (zusätzche Dienstleistungen)</text:p>
          <text:list text:continue-numbering="true">
            <text:list-item>
              <text:p text:style-name="P15">SIcherheite oder Rahmenbediungen deifnieren (Sicherheit bis X€)</text:p>
            </text:list-item>
            <text:list-item>
              <text:p text:style-name="P16">Was passiert wenn einer ncht zahlt?</text:p>
            </text:list-item>
            <text:list-item>
              <text:p text:style-name="P17">Inkasso immer schlecht weil viele Verbindlichkeiten -&gt;besser ist Vermittler</text:p>
              <text:list text:continue-numbering="true">
                <text:list-item>
                  <text:p text:style-name="P18">Wenn ich Inkasso bin muss ich auch über die Arbeit richten -&gt;wurde die Arbeit orgnungsgemäß erledigt</text:p>
                </text:list-item>
                <text:list-item>
                  <text:p text:style-name="P19">InkassoService Back2Back mit Inkasso machen</text:p>
                </text:list-item>
              </text:list>
            </text:list-item>
            <text:list-item>
              <text:p text:style-name="P20">Website kann über Bewertungssystem schwarze Schafe identifizieren</text:p>
              <text:list text:continue-numbering="true">
                <text:list-item>
                  <text:p text:style-name="P21">Qualität</text:p>
                </text:list-item>
                <text:list-item>
                  <text:p text:style-name="P22">Zeitliche Realisierung</text:p>
                </text:list-item>
                <text:list-item>
                  <text:p text:style-name="P23">Zahlungsmoral</text:p>
                </text:list-item>
                <text:list-item>
                  <text:p text:style-name="P24">Quantität (wie viele Anträge wurden und wie viele Aufträge erhalten)</text:p>
                  <text:list text:continue-numbering="true">
                    <text:list-item>
                      <text:p text:style-name="P25">Hitrate?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Was passiert bei Regress oder nicht<text:s/>Erfüllung?</text:p>
        </text:list-item>
        <text:list-item>
          <text:p text:style-name="P27">Bewertungen sind essentiell</text:p>
          <text:list text:continue-numbering="true">
            <text:list-item>
              <text:p text:style-name="P28">Unternehmen mit hoher Hitrate (viele Anfragen beantort und Aufträge realisiert und von Endkunden sowie Auftraggeber qualitativ und zeitlich bewertet)</text:p>
            </text:list-item>
            <text:list-item>
              <text:p text:style-name="P29">Ranking erstellen, wenn der jeweilige Auftragnehmer dem zustimmt</text:p>
            </text:list-item>
          </text:list>
        </text:list-item>
        <text:list-item>
          <text:p text:style-name="P30">Wie findet Preisstellung für Entstörungen statt?</text:p>
          <text:list text:continue-numbering="true">
            <text:list-item>
              <text:p text:style-name="P31">Festpreise über Plattform oder auch Preisfindungsverfahren?</text:p>
            </text:list-item>
            <text:list-item>
              <text:p text:style-name="P32">Rotes Telefon durch die Website?</text:p>
            </text:list-item>
          </text:list>
        </text:list-item>
      </text:list>
      <text:soft-page-break/>
      <text:p text:style-name="Standard">Risiken:</text:p>
      <text:p text:style-name="Standard">Auftragnehmeer und Auftraggebeer nehmen direkt Kontakt auf ohne die Plattform</text:p>
      <text:p text:style-name="Standard">Plattform muss hier muss Mehrwerte liefern oder erkennen das Aufträge ei xy weniger werden!</text:p>
      <text:p text:style-name="Standard">Bewertungen und Zertifikate sichern<text:s/>Qualität</text:p>
      <text:p text:style-name="Standard">Anwalt enschalten für GEschätfsfindung (Willenserklärung,…)</text:p>
      <text:p text:style-name="Standard"/>
      <text:p text:style-name="Standard">Nachhaltigkeit für die Plattform und die Partn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Fußnotentext" style:display-name="Fußnotentext" style:family="paragraph" style:parent-style-name="Standard" style:auto-update="true">
      <style:paragraph-properties fo:margin-bottom="0in" fo:line-height="100%"/>
      <style:text-properties fo:font-size="8pt" style:font-size-asian="8pt" fo:hyphenate="false"/>
    </style:style>
    <style:style style:name="FußnotentextZchn" style:display-name="Fußnotentext Zchn" style:family="text" style:parent-style-name="Absatz-Standardschriftart">
      <style:text-properties style:font-name="Calibri" style:font-name-asian="Calibri" fo:font-size="8pt" style:font-size-asian="8pt" style:language-asian="en" style:country-asian="US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i</meta:initial-creator>
    <dc:creator>Andi</dc:creator>
    <meta:creation-date>2011-04-12T20:11:00Z</meta:creation-date>
    <dc:date>2011-04-12T20:11:00Z</dc:date>
    <meta:template xlink:href="Normal" xlink:type="simple"/>
    <meta:editing-cycles>2</meta:editing-cycles>
    <meta:editing-duration>PT0S</meta:editing-duration>
    <meta:document-statistic meta:page-count="2" meta:paragraph-count="5" meta:word-count="346" meta:character-count="2523" meta:row-count="18" meta:non-whitespace-character-count="2182"/>
  </office:meta>
</office:document-meta>
</file>